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horndale AMT" fo:font-size="12pt" style:font-size-asian="12pt" style:font-size-complex="12pt"/>
    </style:style>
    <style:style style:name="P3" style:family="paragraph" style:parent-style-name="Text_20_body" style:list-style-name="L1">
      <style:text-properties style:font-name="Thorndale AMT" fo:font-size="12pt" style:font-name-asian="Monospace" style:font-size-asian="12pt" style:font-name-complex="Monospace" style:font-size-complex="12pt"/>
    </style:style>
    <style:style style:name="P4" style:family="paragraph" style:parent-style-name="Text_20_body">
      <style:text-properties style:font-name="Thorndale AMT" fo:font-size="12pt" style:font-size-asian="12pt" style:font-size-complex="12pt"/>
    </style:style>
    <style:style style:name="P5" style:family="paragraph" style:parent-style-name="Text_20_body">
      <style:text-properties fo:color="#0000f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Standard">
      <style:text-properties fo:color="#0000ff" style:font-name="Monotype Sorts" fo:font-size="10pt" style:font-size-asian="10pt" style:font-size-complex="10pt"/>
    </style:style>
    <style:style style:name="P10" style:family="paragraph" style:parent-style-name="Text_20_body" style:list-style-name="L3">
      <style:text-properties style:font-name="Thorndale AMT" fo:font-size="12pt" style:font-size-asian="12pt" style:font-size-complex="12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 style:list-style-name="L4">
      <style:text-properties fo:color="#000000" style:font-name="Thorndale AMT" fo:font-size="12pt" style:font-name-asian="Monospace" style:font-size-asian="12pt" style:font-name-complex="Monospace" style:font-size-complex="12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color="#0000ff" style:font-name="Monospace" fo:font-size="10pt" style:font-size-asian="10pt" style:font-size-complex="10pt"/>
    </style:style>
    <style:style style:name="T3" style:family="text">
      <style:text-properties fo:color="#0000ff"/>
    </style:style>
    <style:style style:name="T4" style:family="text">
      <style:text-properties style:font-name="Thorndale AMT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cessary changes from CloverETL ver. 1.x to 2.x</text:h>
      <text:h text:style-name="Heading_20_2" text:outline-level="2">Changes in XML notation</text:h>
      <text:list text:style-name="L1">
        <text:list-item>
          <text:p text:style-name="P1">JDBC connections have form: &lt;Connection type=”JDBC” ..../&gt; instead of &lt;DBConnection ..../&gt;</text:p>
        </text:list-item>
        <text:list-item>
          <text:p text:style-name="P1">Added attribute “type” to sequences : &lt;Sequence type="SIMPLE_SEQUENCE" ..../&gt; </text:p>
        </text:list-item>
        <text:list-item>
          <text:p text:style-name="P1"><text:s/>Attribute “DataPolicy” changed to “dataPolicy” in Readers and Writers</text:p>
        </text:list-item>
        <text:list-item>
          <text:p text:style-name="P2">Dismissed suffix “_NIO” from “type” attribute. E.g.: <text:span text:style-name="T1">type="DELIMITED_DATA_READER_NIO" to type="DELIMITED_DATA_READER"</text:span></text:p>
        </text:list-item>
        <text:list-item>
          <text:p text:style-name="P3">Each attribute, which is not in Node mark directly, has to be in form:</text:p>
        </text:list-item>
      </text:list>
      <text:p text:style-name="P4"><text:tab/>&lt;attr name=”....”&gt;.....&lt;/attr&gt;</text:p>
      <text:p text:style-name="P4"><text:tab/>E.g.:</text:p>
      <text:p text:style-name="P5">&lt;Node id="DBEXEC" type="DB_EXECUTE" dbConnection="InterbaseDB" inTransaction="N"&gt;</text:p>
      <text:p text:style-name="P6">&lt;SQLCode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SQLCode&gt;</text:p>
      <text:p text:style-name="P6">....</text:p>
      <text:p text:style-name="P6">&lt;/Node&gt;</text:p>
      <text:p text:style-name="P6"/>
      <text:p text:style-name="Text_20_body">changed to:</text:p>
      <text:p text:style-name="P6">&lt;Node <text:s/>id="DB_EXECUTE0" type="DB_EXECUTE" dbConnection="DBConnection0" &gt;</text:p>
      <text:p text:style-name="P6">&lt;attr name="SQLCode"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/attr&gt;</text:p>
      <text:p text:style-name="P6">....</text:p>
      <text:p text:style-name="P6">&lt;/Node&gt;</text:p>
      <text:p text:style-name="P6"/>
      <text:list text:style-name="L2">
        <text:list-item>
          <text:p text:style-name="P7">Components, which can transform data have only attributes “transform” and “transformClass” instead of “transform”, “transformClass”, “javaSource”,”libraryPath”. The last two attributes should be changed to “transform” and “transformClass” respectively.</text:p>
        </text:list-item>
        <text:list-item>
          <text:p text:style-name="P7">In components with attribute “SQLCode” is preferred another attribute, which codes sql code (“dbSQL” for “DB_EXECUTE”, “sqlQuery” for DB_INPUT_TABLE and DB_OUTPUT_TABLE). In GUI “SQLCode” attribute is abandoned.</text:p>
        </text:list-item>
        <text:list-item>
          <text:p text:style-name="P7">In “SYS_EXECUTE” attribute “errorLines” changed to “capturedErrorLines”</text:p>
        </text:list-item>
        <text:list-item>
          <text:p text:style-name="P7">XML comments should be changed to parameters, e.g.: graph description should be as graph parameter “description”. (Using GUI causes loss of comments.) </text:p>
        </text:list-item>
      </text:list>
      <text:h text:style-name="Heading_20_2" text:outline-level="2">Changes in java code</text:h>
      <text:list text:style-name="L3">
        <text:list-item>
          <text:p text:style-name="P8">Transformation graph is not singleton any more. Because of it, static method TransformationGraph.getReference() does not work . In classes, which extends GraphElement there is method getGraph(), in RecordTransform it is possible to call “graph” directly</text:p>
        </text:list-item>
        <text:list-item>
          <text:p text:style-name="P8">There was changed signature of fromXML method in Node class:</text:p>
        </text:list-item>
      </text:list>
      <text:p text:style-name="Standard"><text:tab/><text:span text:style-name="T2">public static Node fromXML(TransformationGraph graph, Element xmlElement )<text:tab/><text:tab/><text:tab/>throws XMLConfigurationException </text:span></text:p>
      <text:p text:style-name="P9"/>
      <text:list text:style-name="L3">
        <text:list-item>
          <text:p text:style-name="P8">In each constructor of DBLookupTable, SimpleLookupTable,SimpleSequence and DBConnection is added “id” string as first parameter </text:p>
        </text:list-item>
        <text:list-item>
          <text:p text:style-name="P8">Phase has its own class, it is not represented by int any more</text:p>
        </text:list-item>
        <text:list-item>
          <text:p text:style-name="P10">Dismissed suffix “NIO” from some components, e.g.: DelimitedDataReaderNIO.java is now DelimitedDataReader.java</text:p>
        </text:list-item>
        <text:list-item>
          <text:p text:style-name="P10">Method addNode, was moved from TransformationGraph class to Phase class, e.g.:</text:p>
        </text:list-item>
      </text:list>
      <text:p text:style-name="P11"><text:tab/><text:span text:style-name="T3">graph.addNode(nodeRead,_PHASE_1);</text:span> <text:span text:style-name="T4">changed to </text:span><text:span text:style-name="T3">_PHASE_1.addNode(nodeRead);</text:span></text:p>
      <text:list text:style-name="L4">
        <text:list-item>
          <text:p text:style-name="P12">Some methods throws ComponentNotReadyException instead of JetelException (e.g. SimpleLookupTable.init() )</text:p>
        </text:list-item>
        <text:list-item>
          <text:p text:style-name="P12">There was completely changed structure of CloverETL. Clover Engine was split to to 5 parts: commons, component, connection, engine, lookup and sequence. These parts are handled as plug-ins. (Because of it imports should be corrected.) You can move your components, connections, sequences, lookups to your own plug-in with xml descrip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09:59:19</meta:creation-date>
    <dc:date>2006-09-13T14:02:10</dc:date>
    <dc:language>en-US</dc:language>
    <meta:editing-cycles>37</meta:editing-cycles>
    <meta:editing-duration>PT5H2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447" meta:character-count="3234"/>
  </office:meta>
</office:document-meta>
</file>